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60.04mm"/>
    </style:style>
    <style:style style:name="co23" style:family="table-column">
      <style:table-column-properties fo:break-before="auto" style:column-width="24.92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46.01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54.24mm"/>
    </style:style>
    <style:style style:name="co9" style:family="table-column">
      <style:table-column-properties fo:break-before="auto" style:column-width="11.66mm"/>
    </style:style>
    <style:style style:name="co10" style:family="table-column">
      <style:table-column-properties fo:break-before="auto" style:column-width="10mm"/>
    </style:style>
    <style:style style:name="co11" style:family="table-column">
      <style:table-column-properties fo:break-before="auto" style:column-width="30.46mm"/>
    </style:style>
    <style:style style:name="co12" style:family="table-column">
      <style:table-column-properties fo:break-before="auto" style:column-width="35.72mm"/>
    </style:style>
    <style:style style:name="co13" style:family="table-column">
      <style:table-column-properties fo:break-before="auto" style:column-width="91mm"/>
    </style:style>
    <style:style style:name="co14" style:family="table-column">
      <style:table-column-properties fo:break-before="auto" style:column-width="28.8mm"/>
    </style:style>
    <style:style style:name="co15" style:family="table-column">
      <style:table-column-properties fo:break-before="auto" style:column-width="50.92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8.03mm"/>
    </style:style>
    <style:style style:name="co18" style:family="table-column">
      <style:table-column-properties fo:break-before="auto" style:column-width="16.63mm"/>
    </style:style>
    <style:style style:name="co19" style:family="table-column">
      <style:table-column-properties fo:break-before="auto" style:column-width="23.55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24.66mm"/>
    </style:style>
    <style:style style:name="co28" style:family="table-column">
      <style:table-column-properties fo:break-before="auto" style:column-width="25.49mm"/>
    </style:style>
    <style:style style:name="co29" style:family="table-column">
      <style:table-column-properties fo:break-before="auto" style:column-width="19.69mm"/>
    </style:style>
    <style:style style:name="co30" style:family="table-column">
      <style:table-column-properties fo:break-before="auto" style:column-width="61.15mm"/>
    </style:style>
    <style:style style:name="co31" style:family="table-column">
      <style:table-column-properties fo:break-before="auto" style:column-width="26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ext-properties style:text-position="" style:font-name="Times New Roman" fo:font-size="11pt" style:font-size-asian="11pt" style:font-size-complex="11pt"/>
    </style:style>
    <style:style style:name="ce17" style:family="table-cell" style:parent-style-name="Default" style:data-style-name="N2">
      <style:text-properties style:text-position=""/>
    </style:style>
    <style:style style:name="ce18" style:family="table-cell" style:parent-style-name="Default" style:data-style-name="N4">
      <style:text-properties style:text-position=""/>
    </style:style>
    <style:style style:name="ce19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 style:data-style-name="N36">
      <style:text-properties style:text-position=""/>
    </style:style>
    <style:style style:name="ce20" style:family="table-cell" style:parent-style-name="Default" style:data-style-name="N0">
      <style:text-properties style:text-position=""/>
    </style:style>
    <style:style style:name="ce21" style:family="table-cell" style:parent-style-name="Default" style:data-style-name="N110">
      <style:text-properties style:text-position="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6">
      <style:text-properties style:font-name="Arial" fo:font-size="10pt" style:font-size-asian="10pt" style:font-size-complex="10pt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fo:color="#800000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99"/>
      <style:text-properties fo:color="#800000" style:font-name="Arial" fo:font-size="10pt" style:font-size-asian="10pt" style:font-size-complex="10pt"/>
    </style:style>
    <style:style style:name="ce24" style:family="table-cell" style:parent-style-name="Default" style:data-style-name="N36">
      <style:table-cell-properties fo:background-color="#ffff99"/>
      <style:text-properties fo:color="#800000" style:font-name="Arial" fo:font-size="10pt" style:font-size-asian="10pt" style:font-size-complex="10pt"/>
    </style:style>
    <style:style style:name="ce25" style:family="table-cell" style:parent-style-name="Default" style:data-style-name="N84">
      <style:text-properties style:font-name="Arial" fo:font-size="10pt" style:font-size-asian="10pt" style:font-size-complex="10pt"/>
    </style:style>
    <style:style style:name="ce26" style:family="table-cell" style:parent-style-name="Default" style:data-style-name="N36">
      <style:table-cell-properties fo:background-color="#ffff00"/>
      <style:text-properties style:font-name="Arial" fo:font-size="10pt" style:font-size-asian="10pt" style:font-size-complex="10pt"/>
    </style:style>
    <style:style style:name="ce2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c00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9933ff"/>
      <style:text-properties style:font-name="Arial" fo:font-size="10pt" style:font-size-asian="10pt" style:font-size-complex="10pt"/>
    </style:style>
    <style:style style:name="ce30" style:family="table-cell" style:parent-style-name="Default"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2"/>
    <style:style style:name="ce32" style:family="table-cell" style:parent-style-name="Default" style:data-style-name="N4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 style:data-style-name="N0"/>
    <style:style style:name="ce35" style:family="table-cell" style:parent-style-name="Default" style:data-style-name="N110"/>
  </office:automatic-styles>
  <office:body>
    <office:spreadsheet>
      <table:table table:name="zestawienie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26" table:default-cell-style-name="ce9"/>
        <table:table-column table:style-name="co27" table:default-cell-style-name="ce9"/>
        <table:table-column table:style-name="co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7" table:default-cell-style-name="ce9"/>
        <table:table-column table:style-name="co20" table:number-columns-repeated="999" table:default-cell-style-name="ce9"/>
        <table:table-row table:style-name="ro1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zamowienia</text:p>
          </table:table-cell>
          <table:table-cell office:value-type="string" calcext:value-type="string">
            <text:p>data otrzymania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Cała cena</text:p>
          </table:table-cell>
          <table:table-cell office:value-type="string" calcext:value-type="string">
            <text:p>Polecony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tawienie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Data 1 aukcji</text:p>
          </table:table-cell>
          <table:table-cell office:value-type="string" calcext:value-type="string">
            <text:p>Data wysłania</text:p>
          </table:table-cell>
          <table:table-cell office:value-type="string" calcext:value-type="string">
            <text:p>Zarobek na all</text:p>
          </table:table-cell>
          <table:table-cell office:value-type="string" calcext:value-type="string">
            <text:p>Faktyczny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Suma zarobku</text:p>
          </table:table-cell>
          <table:table-cell office:value-type="string" calcext:value-type="string">
            <text:p>Suma allegr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okulary czerwon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table:style-name="ce13" office:value-type="date" office:date-value="2015-09-07" calcext:value-type="date">
            <text:p>7.09.2015</text:p>
          </table:table-cell>
          <table:table-cell table:number-columns-repeated="3"/>
          <table:table-cell office:value-type="string" calcext:value-type="string">
            <text:p>peruka bial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4"/>
          <table:table-cell table:style-name="ce13" office:value-type="date" office:date-value="2016-01-12" calcext:value-type="date">
            <text:p>12.01.2016</text:p>
          </table:table-cell>
          <table:table-cell table:formula="of:=[.K3]-[.N3]-[.O3]-[.P3]" office:value-type="float" office:value="39.99" calcext:value-type="float">
            <text:p>39,99</text:p>
          </table:table-cell>
          <table:table-cell table:formula="of:=[.S3]" office:value-type="float" office:value="39.99" calcext:value-type="float">
            <text:p>39,99</text:p>
          </table:table-cell>
          <table:table-cell table:number-columns-repeated="2"/>
          <table:table-cell table:formula="of:=SUM([.T3:.T116])" office:value-type="float" office:value="1335" calcext:value-type="float">
            <text:p>1335</text:p>
          </table:table-cell>
          <table:table-cell table:formula="of:=SUM([.S3:.S131])" office:value-type="float" office:value="1863.45" calcext:value-type="float">
            <text:p>1863,45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peruka biała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style-name="ce13" office:value-type="date" office:date-value="2015-11-09" calcext:value-type="date">
            <text:p>9.11.2015</text:p>
          </table:table-cell>
          <table:table-cell office:value-type="string" calcext:value-type="string">
            <text:p>22.12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czarna krotka 1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3"/>
          <table:table-cell table:style-name="ce27" office:value-type="date" office:date-value="2016-01-20" calcext:value-type="date">
            <text:p>20.01.2016</text:p>
          </table:table-cell>
          <table:table-cell table:formula="of:=[.K4]-[.N4]-[.O4]-[.P4]" office:value-type="float" office:value="39.99" calcext:value-type="float">
            <text:p>39,99</text:p>
          </table:table-cell>
          <table:table-cell table:formula="of:=[.S4]-16.38" office:value-type="float" office:value="23.61" calcext:value-type="float">
            <text:p>23,61</text:p>
          </table:table-cell>
          <table:table-cell office:value-type="string" calcext:value-type="string">
            <text:p>5,5 + koperta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fiolet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5-11-29" calcext:value-type="date">
            <text:p>29.11.2015</text:p>
          </table:table-cell>
          <table:table-cell office:value-type="string" calcext:value-type="string">
            <text:p>9.01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fioletowa krotka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3.75" calcext:value-type="float">
            <text:p>3,75</text:p>
          </table:table-cell>
          <table:table-cell table:style-name="ce23"/>
          <table:table-cell table:style-name="ce13" office:value-type="date" office:date-value="2016-02-04" calcext:value-type="date">
            <text:p>4.02.2016</text:p>
          </table:table-cell>
          <table:table-cell table:formula="of:=[.K5]-[.N5]-[.O5]-[.P5]" office:value-type="float" office:value="40.94" calcext:value-type="float">
            <text:p>40,94</text:p>
          </table:table-cell>
          <table:table-cell table:formula="of:=[.S5]" office:value-type="float" office:value="40.94" calcext:value-type="float">
            <text:p>40,94</text:p>
          </table:table-cell>
          <table:table-cell office:value-type="string" calcext:value-type="string">
            <text:p>chyba tak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38" calcext:value-type="float">
            <text:p>16,3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04" calcext:value-type="date">
            <text:p>4.01.2016</text:p>
          </table:table-cell>
          <table:table-cell table:style-name="ce13" office:value-type="string" calcext:value-type="string">
            <text:p>Przed 26.01.2016</text:p>
          </table:table-cell>
          <table:table-cell office:value-type="string" calcext:value-type="string">
            <text:p>1 złoty polski = 0,33 CAD</text:p>
          </table:table-cell>
          <table:table-cell/>
          <table:table-cell office:value-type="string" calcext:value-type="string">
            <text:p>peruka czarn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13" office:value-type="date" office:date-value="2016-02-01" calcext:value-type="date">
            <text:p>1.02.2016</text:p>
          </table:table-cell>
          <table:table-cell table:style-name="ce13" office:value-type="date" office:date-value="2016-02-25" calcext:value-type="date">
            <text:p>25.02.2016</text:p>
          </table:table-cell>
          <table:table-cell table:formula="of:=[.K6]-[.N6]-[.O6]-[.P6]" office:value-type="float" office:value="39.94" calcext:value-type="float">
            <text:p>39,94</text:p>
          </table:table-cell>
          <table:table-cell table:formula="of:=[.S6]-16.97" office:value-type="float" office:value="22.97" calcext:value-type="float">
            <text:p>22,97</text:p>
          </table:table-cell>
          <table:table-cell office:value-type="string" calcext:value-type="string">
            <text:p>E15 chyba za 1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97" calcext:value-type="float">
            <text:p>16,97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26" calcext:value-type="date">
            <text:p>26.01.2016</text:p>
          </table:table-cell>
          <table:table-cell table:style-name="ce13" office:value-type="date" office:date-value="2016-02-24" calcext:value-type="date">
            <text:p>24.02.2016</text:p>
          </table:table-cell>
          <table:table-cell office:value-type="string" calcext:value-type="string">
            <text:p>kopia, 1 złoty polski = 0,34 CAD</text:p>
          </table:table-cell>
          <table:table-cell/>
          <table:table-cell office:value-type="string" calcext:value-type="string">
            <text:p>okulary czerwone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3-02" calcext:value-type="date">
            <text:p>2.03.2016</text:p>
          </table:table-cell>
          <table:table-cell table:formula="of:=[.K7]-[.N7]-[.O7]-[.P7]" office:value-type="float" office:value="4.77" calcext:value-type="float">
            <text:p>4,77</text:p>
          </table:table-cell>
          <table:table-cell table:formula="of:=[.S7]-1.19" office:value-type="float" office:value="3.58" calcext:value-type="float">
            <text:p>3,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iateczka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17" calcext:value-type="date">
            <text:p>17.02.2016</text:p>
          </table:table-cell>
          <table:table-cell table:style-name="ce13" office:value-type="date" office:date-value="2016-03-08" calcext:value-type="date">
            <text:p>8.03.2016</text:p>
          </table:table-cell>
          <table:table-cell office:value-type="string" calcext:value-type="string">
            <text:p>na zł: 2,78</text:p>
          </table:table-cell>
          <table:table-cell/>
          <table:table-cell office:value-type="string" calcext:value-type="string">
            <text:p>Peruka długie falowane blon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75" calcext:value-type="float">
            <text:p>5,75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14" calcext:value-type="date">
            <text:p>14.03.2016</text:p>
          </table:table-cell>
          <table:table-cell table:formula="of:=[.K8]-[.N8]-[.O8]-[.P8]" office:value-type="float" office:value="43.75" calcext:value-type="float">
            <text:p>43,75</text:p>
          </table:table-cell>
          <table:table-cell table:formula="of:=[.S8]-18.52" office:value-type="float" office:value="25.23" calcext:value-type="float">
            <text:p>25,23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karty kuroshitsuji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10" calcext:value-type="date">
            <text:p>10.03.2016</text:p>
          </table:table-cell>
          <table:table-cell table:formula="of:=[.K9]-[.N9]-[.O9]-[.P9]" office:value-type="float" office:value="23.25" calcext:value-type="float">
            <text:p>23,25</text:p>
          </table:table-cell>
          <table:table-cell table:formula="of:=[.S9]-16" office:value-type="float" office:value="7.25" calcext:value-type="float">
            <text:p>7,25</text:p>
          </table:table-cell>
          <table:table-cell office:value-type="string" calcext:value-type="string">
            <text:p>Uzywane!!! $3,9 OLX, wrzesien 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drugie</text:p>
          </table:table-cell>
          <table:table-cell/>
          <table:table-cell office:value-type="string" calcext:value-type="string">
            <text:p>konto 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04" calcext:value-type="date">
            <text:p>4.03.2016</text:p>
          </table:table-cell>
          <table:table-cell table:formula="of:=[.K10]-[.N10]-[.O10]-[.P10]" office:value-type="float" office:value="54.96" calcext:value-type="float">
            <text:p>54,96</text:p>
          </table:table-cell>
          <table:table-cell table:formula="of:=[.S10]" office:value-type="float" office:value="54.96" calcext:value-type="float">
            <text:p>54,9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ługie falowane blond</text:p>
          </table:table-cell>
          <table:table-cell office:value-type="float" office:value="18.52" calcext:value-type="float">
            <text:p>18,52</text:p>
          </table:table-cell>
          <table:table-cell office:value-type="string" calcext:value-type="string">
            <text:p>-</text:p>
          </table:table-cell>
          <table:table-cell office:value-type="float" office:value="4.49" calcext:value-type="float">
            <text:p>4,49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01" calcext:value-type="date">
            <text:p>1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sweterek brąz zara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/>
          <table:table-cell table:style-name="ce13" office:value-type="date" office:date-value="2016-03-15" calcext:value-type="date">
            <text:p>15.03.2016</text:p>
          </table:table-cell>
          <table:table-cell/>
          <table:table-cell table:formula="of:=[.K11]-[.N11]-[.O11]-[.P11]" office:value-type="float" office:value="-0.4" calcext:value-type="float">
            <text:p>-0,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uka dlugie proste braz</text:p>
          </table:table-cell>
          <table:table-cell office:value-type="float" office:value="22.51" calcext:value-type="float">
            <text:p>22,51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style-name="ce13" office:value-type="date" office:date-value="2016-02-20" calcext:value-type="date">
            <text:p>20.02.2016</text:p>
          </table:table-cell>
          <table:table-cell table:style-name="ce13" office:value-type="date" office:date-value="2016-03-16" calcext:value-type="date">
            <text:p>16.03.2016</text:p>
          </table:table-cell>
          <table:table-cell office:value-type="string" calcext:value-type="string">
            <text:p>Napisal, ze zajac może z42- 49 dni.</text:p>
          </table:table-cell>
          <table:table-cell/>
          <table:table-cell office:value-type="string" calcext:value-type="string">
            <text:p>czarna mgiełka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7" calcext:value-type="date">
            <text:p>7.04.2016</text:p>
          </table:table-cell>
          <table:table-cell table:formula="of:=[.K12]-[.N12]-[.O12]-[.P12]" office:value-type="float" office:value="5.45" calcext:value-type="float">
            <text:p>5,4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hyba za 3 zl kupiona może 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czarna krotka (inna)</text:p>
          </table:table-cell>
          <table:table-cell office:value-type="float" office:value="16.79" calcext:value-type="float">
            <text:p>16,79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table:number-columns-repeated="2"/>
          <table:table-cell office:value-type="string" calcext:value-type="string">
            <text:p>siateczka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3]-[.N13]-[.O13]-[.P13]" office:value-type="float" office:value="5" calcext:value-type="float">
            <text:p>5</text:p>
          </table:table-cell>
          <table:table-cell table:formula="of:=[.S13]-2.95" office:value-type="float" office:value="2.05" calcext:value-type="float">
            <text:p>2,05</text:p>
          </table:table-cell>
          <table:table-cell office:value-type="string" calcext:value-type="string">
            <text:p>przesylka doliczona do peruki czarnej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x bryloczki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</text:p>
          </table:table-cell>
          <table:table-cell office:value-type="float" office:value="2.97" calcext:value-type="float">
            <text:p>2,97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0" calcext:value-type="date">
            <text:p>10.03.2016</text:p>
          </table:table-cell>
          <table:table-cell office:value-type="string" calcext:value-type="string">
            <text:p>za szt 4,1</text:p>
          </table:table-cell>
          <table:table-cell/>
          <table:table-cell office:value-type="string" calcext:value-type="string">
            <text:p>breloczek (1szt)</text:p>
          </table:table-cell>
          <table:table-cell office:value-type="float" office:value="19.98" calcext:value-type="float">
            <text:p>19,98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2.45" calcext:value-type="float">
            <text:p>2,4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14]-[.N14]-[.O14]-[.P14]" office:value-type="float" office:value="16.17" calcext:value-type="float">
            <text:p>16,17</text:p>
          </table:table-cell>
          <table:table-cell table:formula="of:=[.S14]-4.1" office:value-type="float" office:value="12.07" calcext:value-type="float">
            <text:p>12,0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ony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30" calcext:value-type="date">
            <text:p>30.03.2016</text:p>
          </table:table-cell>
          <table:table-cell office:value-type="string" calcext:value-type="string">
            <text:p>cos kolo tego</text:p>
          </table:table-cell>
          <table:table-cell/>
          <table:table-cell table:style-name="Default" office:value-type="string" calcext:value-type="string">
            <text:p>breloczek (2szt)</text:p>
          </table:table-cell>
          <table:table-cell table:style-name="Default" table:number-columns-repeated="4"/>
          <table:table-cell table:formula="of:=0.75-0.38" office:value-type="float" office:value="0.37" calcext:value-type="float">
            <text:p>0,37</text:p>
          </table:table-cell>
          <table:table-cell table:style-name="Default"/>
          <table:table-cell table:style-name="ce14" office:value-type="date" office:date-value="2016-03-15" calcext:value-type="date">
            <text:p>15.03.2016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wig vocaloid len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-</text:p>
          </table:table-cell>
          <table:table-cell office:value-type="float" office:value="2.99" calcext:value-type="float">
            <text:p>2,99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potem na $12.99 zmienił :D </text:p>
          </table:table-cell>
          <table:table-cell/>
          <table:table-cell office:value-type="string" calcext:value-type="string">
            <text:p>wig vocaloid len</text:p>
          </table:table-cell>
          <table:table-cell office:value-type="float" office:value="52.49" calcext:value-type="float">
            <text:p>52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3.01" calcext:value-type="float">
            <text:p>3,0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9" calcext:value-type="date">
            <text:p>19.03.2016</text:p>
          </table:table-cell>
          <table:table-cell table:formula="of:=[.K16]-[.N16]-[.O16]-[.P16]" office:value-type="float" office:value="44.58" calcext:value-type="float">
            <text:p>44,58</text:p>
          </table:table-cell>
          <table:table-cell table:formula="of:=[.S16]-12.47" office:value-type="float" office:value="32.11" calcext:value-type="float">
            <text:p>32,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biala krotka[13]</text:p>
          </table:table-cell>
          <table:table-cell office:value-type="float" office:value="24.77" calcext:value-type="float">
            <text:p>24,77</text:p>
          </table:table-cell>
          <table:table-cell office:value-type="float" office:value="7.72" calcext:value-type="float">
            <text:p>7,72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office:value-type="string" calcext:value-type="string">
            <text:p>buy it now</text:p>
          </table:table-cell>
          <table:table-cell/>
          <table:table-cell office:value-type="string" calcext:value-type="string">
            <text:p>peruka czarna krotka (inna) 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7]-[.N17]-[.O17]-[.P17]" office:value-type="float" office:value="39.79" calcext:value-type="float">
            <text:p>39,79</text:p>
          </table:table-cell>
          <table:table-cell table:formula="of:=[.S17]-16.79" office:value-type="float" office:value="23" calcext:value-type="float">
            <text:p>23</text:p>
          </table:table-cell>
          <table:table-cell table:number-columns-repeated="1002"/>
        </table:table-row>
        <table:table-row table:style-name="ro2">
          <table:table-cell/>
          <table:table-cell table:style-name="Default" office:value-type="string" calcext:value-type="string">
            <text:p>peruka platyna dluga</text:p>
          </table:table-cell>
          <table:table-cell table:style-name="Default" office:value-type="float" office:value="26.91" calcext:value-type="float">
            <text:p>26,91</text:p>
          </table:table-cell>
          <table:table-cell table:style-name="Default"/>
          <table:table-cell table:style-name="Default" office:value-type="float" office:value="6.5" calcext:value-type="float">
            <text:p>6,5</text:p>
          </table:table-cell>
          <table:table-cell table:style-name="ce14" office:value-type="date" office:date-value="2016-03-01" calcext:value-type="date">
            <text:p>1.03.2016</text:p>
          </table:table-cell>
          <table:table-cell table:style-name="Default" office:value-type="string" calcext:value-type="string">
            <text:p>Przed 26.03.2016</text:p>
          </table:table-cell>
          <table:table-cell table:style-name="Default"/>
          <table:table-cell/>
          <table:table-cell office:value-type="string" calcext:value-type="string">
            <text:p>uszka czarne</text:p>
          </table:table-cell>
          <table:table-cell office:value-type="float" office:value="30.29" calcext:value-type="float">
            <text:p>3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4" calcext:value-type="float">
            <text:p>1,4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8" calcext:value-type="date">
            <text:p>18.03.2016</text:p>
          </table:table-cell>
          <table:table-cell table:formula="of:=[.K18]-[.N18]-[.O18]-[.P18]" office:value-type="float" office:value="22.81" calcext:value-type="float">
            <text:p>22,81</text:p>
          </table:table-cell>
          <table:table-cell table:formula="of:=[.S18]-5.06" office:value-type="float" office:value="17.75" calcext:value-type="float">
            <text:p>17,75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blond jasna dluga super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3-04" calcext:value-type="date">
            <text:p>4.03.2016</text:p>
          </table:table-cell>
          <table:table-cell table:style-name="ce13" office:value-type="string" calcext:value-type="string">
            <text:p>Przed 22.03.2016</text:p>
          </table:table-cell>
          <table:table-cell table:number-columns-repeated="2"/>
          <table:table-cell table:style-name="Default" office:value-type="string" calcext:value-type="string">
            <text:p>uszka czarne</text:p>
          </table:table-cell>
          <table:table-cell office:value-type="float" office:value="30.3" calcext:value-type="float">
            <text:p>30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1" calcext:value-type="date">
            <text:p>1.04.2016</text:p>
          </table:table-cell>
          <table:table-cell table:formula="of:=[.K19]-[.N19]-[.O19]-[.P19]" office:value-type="float" office:value="24.22" calcext:value-type="float">
            <text:p>24,22</text:p>
          </table:table-cell>
          <table:table-cell table:formula="of:=[.S19]-5.06" office:value-type="float" office:value="19.16" calcext:value-type="float">
            <text:p>19,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reloczek I love you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4" calcext:value-type="date">
            <text:p>14.03.2016</text:p>
          </table:table-cell>
          <table:table-cell table:style-name="ce15" office:value-type="date" office:date-value="2016-04-13" calcext:value-type="date">
            <text:p>13.04.2016</text:p>
          </table:table-cell>
          <table:table-cell table:number-columns-repeated="2"/>
          <table:table-cell table:style-name="ce10" office:value-type="string" calcext:value-type="string">
            <text:p>peruka platyna dluga</text:p>
          </table:table-cell>
          <table:table-cell table:style-name="ce10" office:value-type="float" office:value="60.29" calcext:value-type="float">
            <text:p>60,29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5" office:value-type="date" office:date-value="2016-03-29" calcext:value-type="date">
            <text:p>29.03.2016</text:p>
          </table:table-cell>
          <table:table-cell table:style-name="ce15" office:value-type="date" office:date-value="2016-05-04" calcext:value-type="date">
            <text:p>4.05.2016</text:p>
          </table:table-cell>
          <table:table-cell table:style-name="ce10" table:formula="of:=[.K20]-[.N20]-[.O20]-[.P20]" office:value-type="float" office:value="43.56" calcext:value-type="float">
            <text:p>43,56</text:p>
          </table:table-cell>
          <table:table-cell table:style-name="ce10" table:formula="of:=[.S20]-26.91" office:value-type="float" office:value="16.65" calcext:value-type="float">
            <text:p>16,65</text:p>
          </table:table-cell>
          <table:table-cell table:style-name="ce10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klej duo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,7</text:p>
          </table:table-cell>
          <table:table-cell table:style-name="ce13" office:value-type="date" office:date-value="2015-12-18" calcext:value-type="date">
            <text:p>18.12.2015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3 miesiace, ale oddal kase <text:s/>:D </text:p>
          </table:table-cell>
          <table:table-cell/>
          <table:table-cell office:value-type="string" calcext:value-type="string">
            <text:p>peruka dlugie proste braz</text:p>
          </table:table-cell>
          <table:table-cell office:value-type="float" office:value="77.99" calcext:value-type="float">
            <text:p>7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55" calcext:value-type="float">
            <text:p>4,55</text:p>
          </table:table-cell>
          <table:table-cell office:value-type="float" office:value="0.5" calcext:value-type="float">
            <text:p>0,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29" calcext:value-type="date">
            <text:p>29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1]-[.N21]-[.O21]-[.P21]" office:value-type="float" office:value="66.99" calcext:value-type="float">
            <text:p>66,99</text:p>
          </table:table-cell>
          <table:table-cell table:formula="of:=[.S21]-26.91" office:value-type="float" office:value="40.08" calcext:value-type="float">
            <text:p>40,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czarna (inna)x2</text:p>
          </table:table-cell>
          <table:table-cell office:value-type="float" office:value="16.86" calcext:value-type="float">
            <text:p>16,86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7" calcext:value-type="date">
            <text:p>17.03.2016</text:p>
          </table:table-cell>
          <table:table-cell table:style-name="ce22" office:value-type="string" calcext:value-type="string">
            <text:p>brak</text:p>
          </table:table-cell>
          <table:table-cell office:value-type="string" calcext:value-type="string">
            <text:p>druga od tego samego; oddal kase 25.04 nadal nie ma </text:p>
          </table:table-cell>
          <table:table-cell/>
          <table:table-cell office:value-type="string" calcext:value-type="string">
            <text:p>spodniczka rozow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22]-[.N22]-[.O22]-[.P22]" office:value-type="float" office:value="48.95" calcext:value-type="float">
            <text:p>48,95</text:p>
          </table:table-cell>
          <table:table-cell office:value-type="float" office:value="48.95" calcext:value-type="float">
            <text:p>48,95</text:p>
          </table:table-cell>
          <table:table-cell office:value-type="string" calcext:value-type="string">
            <text:p>kupilam za chyba 79 zl, no ale ;) 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string" calcext:value-type="string">
            <text:p>wig cap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.3" calcext:value-type="float">
            <text:p>0,3</text:p>
          </table:table-cell>
          <table:table-cell table:style-name="ce14" office:value-type="date" office:date-value="2016-03-22" calcext:value-type="date">
            <text:p>22.03.2016</text:p>
          </table:table-cell>
          <table:table-cell table:style-name="ce14" office:value-type="date" office:date-value="2016-04-14" calcext:value-type="date">
            <text:p>14.04.2016</text:p>
          </table:table-cell>
          <table:table-cell table:style-name="Default"/>
          <table:table-cell/>
          <table:table-cell office:value-type="string" calcext:value-type="string">
            <text:p>pony</text:p>
          </table:table-cell>
          <table:table-cell office:value-type="float" office:value="56.3" calcext:value-type="float">
            <text:p>56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4-02" calcext:value-type="date">
            <text:p>2.04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3]-[.N23]-[.O23]-[.P23]" office:value-type="float" office:value="50.1" calcext:value-type="float">
            <text:p>50,1</text:p>
          </table:table-cell>
          <table:table-cell table:formula="of:=[.S23]-18.44" office:value-type="float" office:value="31.66" calcext:value-type="float">
            <text:p>31,66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isiorek akatsuki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1.3" calcext:value-type="float">
            <text:p>1,3</text:p>
          </table:table-cell>
          <table:table-cell table:style-name="ce13" office:value-type="date" office:date-value="2016-04-04" calcext:value-type="date">
            <text:p>4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koszula TALLY WEiJL </text:p>
          </table:table-cell>
          <table:table-cell table:number-columns-repeated="4"/>
          <table:table-cell office:value-type="float" office:value="0.13" calcext:value-type="float">
            <text:p>0,13</text:p>
          </table:table-cell>
          <table:table-cell table:number-columns-repeated="3"/>
          <table:table-cell table:formula="of:=[.K24]-[.N24]-[.O24]-[.P24]" office:value-type="float" office:value="-0.13" calcext:value-type="float">
            <text:p>-0,1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reloczek zupka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table:style-name="ce13" office:value-type="date" office:date-value="2016-04-07" calcext:value-type="date">
            <text:p>7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nerdy 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2.45" calcext:value-type="float">
            <text:p>2,45</text:p>
          </table:table-cell>
          <table:table-cell table:style-name="ce25" office:value-type="string" calcext:value-type="string">
            <text:p>?</text:p>
          </table:table-cell>
          <table:table-cell table:style-name="ce13" office:value-type="date" office:date-value="2016-04-19" calcext:value-type="date">
            <text:p>19.04.2016</text:p>
          </table:table-cell>
          <table:table-cell table:formula="of:=[.K25]-[.N25]-[.O25]-[.P25]" office:value-type="float" office:value="3.01" calcext:value-type="float">
            <text:p>3,01</text:p>
          </table:table-cell>
          <table:table-cell table:formula="of:=3.01-2.28" office:value-type="float" office:value="0.73" calcext:value-type="float">
            <text:p>0,73</text:p>
          </table:table-cell>
          <table:table-cell office:value-type="string" calcext:value-type="string">
            <text:p>Za $0,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kakashi + czepek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4-08" calcext:value-type="date">
            <text:p>8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office:value-type="string" calcext:value-type="string">
            <text:p>zalozmy, ze czepek 3,94zł, a wig 21,65</text:p>
          </table:table-cell>
          <table:table-cell/>
          <table:table-cell office:value-type="string" calcext:value-type="string">
            <text:p>wig cap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2.95" calcext:value-type="float">
            <text:p>2,95</text:p>
          </table:table-cell>
          <table:table-cell table:style-name="ce13" office:value-type="date" office:date-value="2016-04-19" calcext:value-type="date">
            <text:p>19.04.2016</text:p>
          </table:table-cell>
          <table:table-cell table:style-name="ce13" office:value-type="date" office:date-value="2016-04-20" calcext:value-type="date">
            <text:p>20.04.2016</text:p>
          </table:table-cell>
          <table:table-cell table:formula="of:=[.K26]-[.N26]-[.O26]-[.P26]" office:value-type="float" office:value="6.91" calcext:value-type="float">
            <text:p>6,91</text:p>
          </table:table-cell>
          <table:table-cell table:formula="of:=[.S26]-1.2" office:value-type="float" office:value="5.71" calcext:value-type="float">
            <text:p>5,71</text:p>
          </table:table-cell>
          <table:table-cell table:number-columns-repeated="1002"/>
        </table:table-row>
        <table:table-row table:style-name="ro2">
          <table:table-cell/>
          <table:table-cell table:style-name="ce10" office:value-type="string" calcext:value-type="string">
            <text:p>peruka sasuke</text:p>
          </table:table-cell>
          <table:table-cell table:style-name="ce10" office:value-type="float" office:value="22.7" calcext:value-type="float">
            <text:p>22,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5" calcext:value-type="float">
            <text:p>5,5</text:p>
          </table:table-cell>
          <table:table-cell table:style-name="ce15" office:value-type="date" office:date-value="2016-05-24" calcext:value-type="date">
            <text:p>24.05.2016</text:p>
          </table:table-cell>
          <table:table-cell table:style-name="ce15" office:value-type="date" office:date-value="2016-06-08" calcext:value-type="date">
            <text:p>8.06.2016</text:p>
          </table:table-cell>
          <table:table-cell table:style-name="ce10" office:value-type="string" calcext:value-type="string">
            <text:p>Tylko 2 tygodnie ;) </text:p>
          </table:table-cell>
          <table:table-cell/>
          <table:table-cell office:value-type="string" calcext:value-type="string">
            <text:p>peruka biala krotkax2[1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5-04-05" calcext:value-type="date">
            <text:p>5.04.2015</text:p>
          </table:table-cell>
          <table:table-cell table:style-name="ce13" office:value-type="date" office:date-value="2016-04-25" calcext:value-type="date">
            <text:p>25.04.2016</text:p>
          </table:table-cell>
          <table:table-cell table:formula="of:=[.K27]-[.N27]-[.O27]-[.P27]" office:value-type="float" office:value="45.35" calcext:value-type="float">
            <text:p>45,35</text:p>
          </table:table-cell>
          <table:table-cell table:formula="of:=[.S27]-24.77" office:value-type="float" office:value="20.58" calcext:value-type="float">
            <text:p>20,5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rozowa</text:p>
          </table:table-cell>
          <table:table-cell table:style-name="Default" office:value-type="float" office:value="26.31" calcext:value-type="float">
            <text:p>26,31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4" calcext:value-type="float">
            <text:p>6,4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onto lol Akiryuto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" calcext:value-type="float">
            <text:p>2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5-21" calcext:value-type="date">
            <text:p>21.05.2016</text:p>
          </table:table-cell>
          <table:table-cell table:style-name="ce13" office:value-type="date" office:date-value="2016-06-04" calcext:value-type="date">
            <text:p>4.06.2016</text:p>
          </table:table-cell>
          <table:table-cell table:formula="of:=[.K28]-[.N28]-[.O28]-[.P28]" office:value-type="float" office:value="31.39" calcext:value-type="float">
            <text:p>31,39</text:p>
          </table:table-cell>
          <table:table-cell table:formula="of:=31.39" office:value-type="float" office:value="31.39" calcext:value-type="float">
            <text:p>31,3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niebiesk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akashi wig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4-26" calcext:value-type="date">
            <text:p>26.04.2016</text:p>
          </table:table-cell>
          <table:table-cell table:style-name="ce13" office:value-type="date" office:date-value="2016-05-16" calcext:value-type="date">
            <text:p>16.05.2016</text:p>
          </table:table-cell>
          <table:table-cell table:formula="of:=[.K29]-[.N29]-[.O29]-[.P29]" office:value-type="float" office:value="63.64" calcext:value-type="float">
            <text:p>63,64</text:p>
          </table:table-cell>
          <table:table-cell table:formula="of:=[.S29]-21.65" office:value-type="float" office:value="41.99" calcext:value-type="float">
            <text:p>41,9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czerwon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siateczka (do platyn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date" office:date-value="2016-05-04" calcext:value-type="date">
            <text:p>4.05.2016</text:p>
          </table:table-cell>
          <table:table-cell table:formula="of:=[.K30]-[.N30]-[.O30]-[.P30]" office:value-type="float" office:value="4.86" calcext:value-type="float">
            <text:p>4,86</text:p>
          </table:table-cell>
          <table:table-cell table:formula="of:=[.S30]-1.2" office:value-type="float" office:value="3.66" calcext:value-type="float">
            <text:p>3,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eruka czarna krotka 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06-05" calcext:value-type="date">
            <text:p>5.06.2016</text:p>
          </table:table-cell>
          <table:table-cell table:style-name="ce13" office:value-type="date" office:date-value="2016-07-04" calcext:value-type="date">
            <text:p>4.07.2016</text:p>
          </table:table-cell>
          <table:table-cell table:number-columns-repeated="2"/>
          <table:table-cell office:value-type="string" calcext:value-type="string">
            <text:p>spodnie dziury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15.03.2016?</text:p>
          </table:table-cell>
          <table:table-cell table:style-name="ce13" office:value-type="date" office:date-value="2016-05-15" calcext:value-type="date">
            <text:p>15.05.2016</text:p>
          </table:table-cell>
          <table:table-cell table:formula="of:=[.K31]-[.N31]-[.O31]-[.P31]" office:value-type="float" office:value="22.2" calcext:value-type="float">
            <text:p>22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Bo koperta stara i spodnie tez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czarna krotka 4</text:p>
          </table:table-cell>
          <table:table-cell office:value-type="float" office:value="17.24" calcext:value-type="float">
            <text:p>17,24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13" office:value-type="date" office:date-value="2016-06-14" calcext:value-type="date">
            <text:p>14.06.2016</text:p>
          </table:table-cell>
          <table:table-cell table:style-name="ce13" office:value-type="date" office:date-value="2016-07-11" calcext:value-type="date">
            <text:p>11.07.2016</text:p>
          </table:table-cell>
          <table:table-cell table:number-columns-repeated="2"/>
          <table:table-cell office:value-type="string" calcext:value-type="string">
            <text:p>peruka sasuke 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6-09" calcext:value-type="date">
            <text:p>9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2]-[.N32]-[.O32]-[.P32]" office:value-type="float" office:value="63.64" calcext:value-type="float">
            <text:p>63,64</text:p>
          </table:table-cell>
          <table:table-cell table:formula="of:=[.S32] - 22.7" office:value-type="float" office:value="40.94" calcext:value-type="float">
            <text:p>40,9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blond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-</text:p>
          </table:table-cell>
          <table:table-cell office:value-type="float" office:value="3.35" calcext:value-type="float">
            <text:p>3,35</text:p>
          </table:table-cell>
          <table:table-cell table:style-name="ce13" office:value-type="date" office:date-value="2016-08-18" calcext:value-type="date">
            <text:p>18.08.2016</text:p>
          </table:table-cell>
          <table:table-cell office:value-type="string" calcext:value-type="string">
            <text:p>sensownie</text:p>
          </table:table-cell>
          <table:table-cell table:number-columns-repeated="2"/>
          <table:table-cell office:value-type="string" calcext:value-type="string">
            <text:p>Brelok predator</text:p>
          </table:table-cell>
          <table:table-cell table:style-name="ce11" office:value-type="float" office:value="21.29" calcext:value-type="float">
            <text:p>21,29</text:p>
          </table:table-cell>
          <table:table-cell table:number-columns-repeated="2" table:style-name="ce11" office:value-type="string" calcext:value-type="string">
            <text:p>ta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7.24" calcext:value-type="float">
            <text:p>7,24</text:p>
          </table:table-cell>
          <table:table-cell table:style-name="ce26" office:value-type="string" calcext:value-type="string">
            <text:p>???</text:p>
          </table:table-cell>
          <table:table-cell table:style-name="ce26" office:value-type="date" office:date-value="2017-02-07" calcext:value-type="date">
            <text:p>7.02.2017</text:p>
          </table:table-cell>
          <table:table-cell table:style-name="ce11" table:formula="of:=[.K33]-[.N33]-[.O33]-[.P33]" office:value-type="float" office:value="12.79" calcext:value-type="float">
            <text:p>12,79</text:p>
          </table:table-cell>
          <table:table-cell table:formula="of:=[.S33] - 4.1" office:value-type="float" office:value="8.69" calcext:value-type="float">
            <text:p>8,69</text:p>
          </table:table-cell>
          <table:table-cell office:value-type="string" calcext:value-type="string">
            <text:p>44 gr za kop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Eren braz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style-name="ce13" office:value-type="date" office:date-value="2016-12-02" calcext:value-type="date">
            <text:p>2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rozowa</text:p>
          </table:table-cell>
          <table:table-cell office:value-type="float" office:value="61.29" calcext:value-type="float">
            <text:p>6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style-name="ce10"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11" calcext:value-type="date">
            <text:p>11.08.2016</text:p>
          </table:table-cell>
          <table:table-cell table:formula="of:=[.K34]-[.N34]-[.O34]-[.P34]" office:value-type="float" office:value="51.34" calcext:value-type="float">
            <text:p>51,34</text:p>
          </table:table-cell>
          <table:table-cell table:formula="of:=[.S34] - 26.31" office:value-type="float" office:value="25.03" calcext:value-type="float">
            <text:p>25,0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Kaito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6-12-07" calcext:value-type="date">
            <text:p>7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niebieska</text:p>
          </table:table-cell>
          <table:table-cell office:value-type="float" office:value="81.29" calcext:value-type="float">
            <text:p>8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09" calcext:value-type="date">
            <text:p>9.08.2016</text:p>
          </table:table-cell>
          <table:table-cell table:formula="of:=[.K35]-[.N35]-[.O35]-[.P35]" office:value-type="float" office:value="69.44" calcext:value-type="float">
            <text:p>69,44</text:p>
          </table:table-cell>
          <table:table-cell table:formula="of:=[.S35] - 26.72" office:value-type="float" office:value="42.72" calcext:value-type="float">
            <text:p>42,72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wilk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65" calcext:value-type="float">
            <text:p>0,6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dluga czerwona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8" calcext:value-type="date">
            <text:p>18.07.2016</text:p>
          </table:table-cell>
          <table:table-cell table:formula="of:=[.K36]-[.N36]-[.O36]-[.P36]" office:value-type="float" office:value="52.1" calcext:value-type="float">
            <text:p>52,1</text:p>
          </table:table-cell>
          <table:table-cell table:formula="of:=[.S36]-26.72" office:value-type="float" office:value="25.38" calcext:value-type="float">
            <text:p>25,3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table:style-name="ce10" office:value-type="string" calcext:value-type="string">
            <text:p>skarpetki szynka</text:p>
          </table:table-cell>
          <table:table-cell table:style-name="ce10" office:value-type="float" office:value="1.98" calcext:value-type="float">
            <text:p>1,9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45" calcext:value-type="float">
            <text:p>0,4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peruka czarna krotka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7]-[.N37]-[.O37]-[.P37]" office:value-type="float" office:value="41.8" calcext:value-type="float">
            <text:p>41,8</text:p>
          </table:table-cell>
          <table:table-cell table:formula="of:=[.S37]-17" office:value-type="float" office:value="24.8" calcext:value-type="float">
            <text:p>24,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trampki</text:p>
          </table:table-cell>
          <table:table-cell table:style-name="ce10" office:value-type="float" office:value="3.96" calcext:value-type="float">
            <text:p>3,9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9" calcext:value-type="float">
            <text:p>0,9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koszula jack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7-20" calcext:value-type="date">
            <text:p>20.07.2016</text:p>
          </table:table-cell>
          <table:table-cell table:formula="of:=[.K38]-[.N38]-[.O38]-[.P38]" office:value-type="float" office:value="18.05" calcext:value-type="float">
            <text:p>18,05</text:p>
          </table:table-cell>
          <table:table-cell table:formula="of:=[.S38]" office:value-type="float" office:value="18.05" calcext:value-type="float">
            <text:p>18,05</text:p>
          </table:table-cell>
          <table:table-cell office:value-type="string" calcext:value-type="string">
            <text:p>OLX, stara 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uspender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-</text:p>
          </table:table-cell>
          <table:table-cell table:style-name="ce12" office:value-type="float" office:value="1.03" calcext:value-type="float">
            <text:p>1,03</text:p>
          </table:table-cell>
          <table:table-cell table:style-name="ce13" office:value-type="date" office:date-value="2016-12-11" calcext:value-type="date">
            <text:p>11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zestaw kosmetyków</text:p>
          </table:table-cell>
          <table:table-cell table:style-name="ce11" table:number-columns-repeated="3"/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 table:number-columns-repeated="3"/>
          <table:table-cell table:style-name="ce11" table:formula="of:=[.K39]-[.N39]-[.O39]-[.P39]" office:value-type="float" office:value="-1.03" calcext:value-type="float">
            <text:p>-1,03</text:p>
          </table:table-cell>
          <table:table-cell table:style-name="ce11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otoro hoodie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12-12" calcext:value-type="date">
            <text:p>12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peruka czarna krotka 4</text:p>
          </table:table-cell>
          <table:table-cell office:value-type="float" office:value="50.29" calcext:value-type="float">
            <text:p>5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8-17" calcext:value-type="date">
            <text:p>17.08.2016</text:p>
          </table:table-cell>
          <table:table-cell table:formula="of:=[.K40]-[.N40]-[.O40]-[.P40]" office:value-type="float" office:value="41.61" calcext:value-type="float">
            <text:p>41,61</text:p>
          </table:table-cell>
          <table:table-cell table:formula="of:=[.S40]-17.24" office:value-type="float" office:value="24.37" calcext:value-type="float">
            <text:p>24,37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portfel no game no life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65" calcext:value-type="float">
            <text:p>0,6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konto lol Zykiri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6-08-25" calcext:value-type="date">
            <text:p>25.08.2016</text:p>
          </table:table-cell>
          <table:table-cell table:formula="of:=[.K41]-[.N41]-[.O41]-[.P41]" office:value-type="float" office:value="65.8" calcext:value-type="float">
            <text:p>65,8</text:p>
          </table:table-cell>
          <table:table-cell table:formula="of:=[.S41]" office:value-type="float" office:value="65.8" calcext:value-type="float">
            <text:p>65,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czarne serce</text:p>
          </table:table-cell>
          <table:table-cell table:style-name="ce10" office:value-type="float" office:value="1.97" calcext:value-type="float">
            <text:p>1,9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45" calcext:value-type="float">
            <text:p>0,4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glany</text:p>
          </table:table-cell>
          <table:table-cell office:value-type="float" office:value="47.99" calcext:value-type="float">
            <text:p>4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date" office:date-value="2016-09-07" calcext:value-type="date">
            <text:p>7.09.2016</text:p>
          </table:table-cell>
          <table:table-cell table:formula="of:=[.K42]-[.N42]-[.O42]-[.P42]" office:value-type="float" office:value="30.79" calcext:value-type="float">
            <text:p>30,79</text:p>
          </table:table-cell>
          <table:table-cell table:formula="of:=[.S42]" office:value-type="float" office:value="30.79" calcext:value-type="float">
            <text:p>30,79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naszyjnik salior moon</text:p>
          </table:table-cell>
          <table:table-cell table:style-name="ce11" office:value-type="float" office:value="4.35" calcext:value-type="float">
            <text:p>4,3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16-12-13" calcext:value-type="date">
            <text:p>13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date" office:date-value="2016-08-06" calcext:value-type="date">
            <text:p>6.08.2016</text:p>
          </table:table-cell>
          <table:table-cell table:formula="of:=[.K43]-[.N43]-[.O43]-[.P43]" office:value-type="float" office:value="9.93" calcext:value-type="float">
            <text:p>9,93</text:p>
          </table:table-cell>
          <table:table-cell table:formula="of:=[.S43]" office:value-type="float" office:value="9.93" calcext:value-type="float">
            <text:p>9,93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podnica</text:p>
          </table:table-cell>
          <table:table-cell table:style-name="ce10" office:value-type="float" office:value="8.66" calcext:value-type="float">
            <text:p>8,6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date" office:date-value="2016-12-14" calcext:value-type="date">
            <text:p>14.12.2016</text:p>
          </table:table-cell>
          <table:table-cell table:style-name="ce10"/>
          <table:table-cell office:value-type="string" calcext:value-type="string">
            <text:p>zwrot kasy </text:p>
          </table:table-cell>
          <table:table-cell/>
          <table:table-cell table:style-name="Default" office:value-type="string" calcext:value-type="string">
            <text:p>peruka Eren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9.3" calcext:value-type="float">
            <text:p>9,3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3" calcext:value-type="date">
            <text:p>13.01.2017</text:p>
          </table:table-cell>
          <table:table-cell table:formula="of:=[.K44]-[.N44]-[.O44]-[.P44]" office:value-type="float" office:value="62.7" calcext:value-type="float">
            <text:p>62,7</text:p>
          </table:table-cell>
          <table:table-cell table:formula="of:=[.S44]-21.93" office:value-type="float" office:value="40.77" calcext:value-type="float">
            <text:p>40,7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jtki fiole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table:style-name="ce13" office:value-type="date" office:date-value="2016-12-15" calcext:value-type="date">
            <text:p>15.12.2016</text:p>
          </table:table-cell>
          <table:table-cell table:style-name="ce13" office:value-type="date" office:date-value="2016-12-09" calcext:value-type="date">
            <text:p>9.12.2016</text:p>
          </table:table-cell>
          <table:table-cell table:number-columns-repeated="2"/>
          <table:table-cell office:value-type="string" calcext:value-type="string">
            <text:p>peruka Kaito</text:p>
          </table:table-cell>
          <table:table-cell office:value-type="float" office:value="68.59" calcext:value-type="float">
            <text:p>68,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8" calcext:value-type="date">
            <text:p>18.01.2017</text:p>
          </table:table-cell>
          <table:table-cell table:formula="of:=[.K45]-[.N45]-[.O45]-[.P45]" office:value-type="float" office:value="54.79" calcext:value-type="float">
            <text:p>54,79</text:p>
          </table:table-cell>
          <table:table-cell table:formula="of:=[.S45]-13.99" office:value-type="float" office:value="40.8" calcext:value-type="float">
            <text:p>40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rzesy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3" office:value-type="date" office:date-value="2016-12-16" calcext:value-type="date">
            <text:p>16.12.2016</text:p>
          </table:table-cell>
          <table:table-cell table:style-name="ce13" office:value-type="date" office:date-value="2016-12-03" calcext:value-type="date">
            <text:p>3.12.2016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table:number-columns-repeated="8"/>
          <table:table-cell table:formula="of:=[.K46]-[.N46]-[.O46]-[.P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#26 peruka braz</text:p>
          </table:table-cell>
          <table:table-cell table:style-name="ce10" office:value-type="float" office:value="21.22" calcext:value-type="float">
            <text:p>21,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95" calcext:value-type="float">
            <text:p>4,95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naszyjnik salior moon</text:p>
          </table:table-cell>
          <table:table-cell table:number-columns-repeated="8"/>
          <table:table-cell table:formula="of:=[.K47]-[.N47]-[.O47]-[.P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#24 peruka czarna kpop</text:p>
          </table:table-cell>
          <table:table-cell table:style-name="ce10" office:value-type="float" office:value="16.08" calcext:value-type="float">
            <text:p>16,0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blon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style-name="ce13" office:value-type="date" office:date-value="2016-12-01" calcext:value-type="date">
            <text:p>1.12.2016</text:p>
          </table:table-cell>
          <table:table-cell table:style-name="ce13" office:value-type="date" office:date-value="2017-01-19" calcext:value-type="date">
            <text:p>19.01.2017</text:p>
          </table:table-cell>
          <table:table-cell table:formula="of:=[.K48]-[.N48]-[.O48]-[.P48]" office:value-type="float" office:value="43.7" calcext:value-type="float">
            <text:p>43,7</text:p>
          </table:table-cell>
          <table:table-cell table:formula="of:=[.S48]-13.33" office:value-type="float" office:value="30.37" calcext:value-type="float">
            <text:p>30,37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kocie uszka #1</text:p>
          </table:table-cell>
          <table:table-cell table:style-name="ce10" office:value-type="float" office:value="4.94" calcext:value-type="float">
            <text:p>4,9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.17" calcext:value-type="float">
            <text:p>1,17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peruka blond jasna dluga super</text:p>
          </table:table-cell>
          <table:table-cell table:number-columns-repeated="6"/>
          <table:table-cell table:style-name="ce13" office:value-type="date" office:date-value="2017-01-30" calcext:value-type="date">
            <text:p>30.01.2017</text:p>
          </table:table-cell>
          <table:table-cell table:style-name="ce28"/>
          <table:table-cell table:formula="of:=[.K49]-[.N49]-[.O49]-[.P4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kocie uszka #2</text:p>
          </table:table-cell>
          <table:table-cell table:style-name="ce10" office:value-type="float" office:value="4.94" calcext:value-type="float">
            <text:p>4,9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.17" calcext:value-type="float">
            <text:p>1,17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table:number-columns-repeated="2"/>
          <table:table-cell office:value-type="string" calcext:value-type="string">
            <text:p>peruka ruda Hinata Haikyuu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" office:value-type="date" office:date-value="2017-01-30" calcext:value-type="date">
            <text:p>30.01.2017</text:p>
          </table:table-cell>
          <table:table-cell table:style-name="ce15" office:value-type="date" office:date-value="2017-02-01" calcext:value-type="date">
            <text:p>1.02.2017</text:p>
          </table:table-cell>
          <table:table-cell table:formula="of:=[.K50]-[.N50]-[.O50]-[.P50]" office:value-type="float" office:value="52" calcext:value-type="float">
            <text:p>52</text:p>
          </table:table-cell>
          <table:table-cell table:formula="of:=[.S50]-16.98" office:value-type="float" office:value="35.02" calcext:value-type="float">
            <text:p>35,02</text:p>
          </table:table-cell>
          <table:table-cell office:value-type="string" calcext:value-type="string">
            <text:p>Od 1.02 wyszla podwyzka wysylki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5 peruka blond niby eren</text:p>
          </table:table-cell>
          <table:table-cell table:number-columns-repeated="3"/>
          <table:table-cell table:style-name="ce10" office:value-type="string" calcext:value-type="string">
            <text:p>nvm</text:p>
          </table:table-cell>
          <table:table-cell table:style-name="ce13" office:value-type="date" office:date-value="2017-03-07" calcext:value-type="date">
            <text:p>7.03.2017</text:p>
          </table:table-cell>
          <table:table-cell office:value-type="string" calcext:value-type="string">
            <text:p>mial być eren, pelen zwrot</text:p>
          </table:table-cell>
          <table:table-cell/>
          <table:table-cell office:value-type="string" calcext:value-type="string">
            <text:p>#25 peruka blond niby eren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table:style-name="ce13" office:value-type="date" office:date-value="2017-02-08" calcext:value-type="date">
            <text:p>8.02.2017</text:p>
          </table:table-cell>
          <table:table-cell table:style-name="ce13" office:value-type="date" office:date-value="2017-02-14" calcext:value-type="date">
            <text:p>14.02.2017</text:p>
          </table:table-cell>
          <table:table-cell table:formula="of:=[.K51]-[.N51]-[.O51]-[.P51]" office:value-type="float" office:value="50.89" calcext:value-type="float">
            <text:p>50,89</text:p>
          </table:table-cell>
          <table:table-cell table:formula="of:=[.S51]" office:value-type="float" office:value="50.89" calcext:value-type="float">
            <text:p>50,8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7 peruka niebieska falowana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0" office:value-type="string" calcext:value-type="string">
            <text:p>nvm</text:p>
          </table:table-cell>
          <table:table-cell table:style-name="ce13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#26 peruka braz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2]-[.N52]-[.O52]-[.P52]" office:value-type="float" office:value="39.74" calcext:value-type="float">
            <text:p>39,74</text:p>
          </table:table-cell>
          <table:table-cell table:formula="of:=[.S52]-21.22" office:value-type="float" office:value="18.52" calcext:value-type="float">
            <text:p>18,52</text:p>
          </table:table-cell>
          <table:table-cell table:style-name="ce29" office:value-type="string" calcext:value-type="string">
            <text:p>0,46 koperta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8 blond peruka kpop Alois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table:style-name="ce13" office:value-type="date" office:date-value="2017-05-05" calcext:value-type="date">
            <text:p>5.05.2017</text:p>
          </table:table-cell>
          <table:table-cell table:style-name="ce13" office:value-type="date" office:date-value="2017-05-25" calcext:value-type="date">
            <text:p>25.05.2017</text:p>
          </table:table-cell>
          <table:table-cell table:number-columns-repeated="2"/>
          <table:table-cell office:value-type="string" calcext:value-type="string">
            <text:p>#24 peruka czarna kpop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3]-[.N53]-[.O53]-[.P53]" office:value-type="float" office:value="48.03" calcext:value-type="float">
            <text:p>48,03</text:p>
          </table:table-cell>
          <table:table-cell table:formula="of:=[.S53]-16.08" office:value-type="float" office:value="31.95" calcext:value-type="float">
            <text:p>31,9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9 złota krecone </text:p>
          </table:table-cell>
          <table:table-cell office:value-type="string" calcext:value-type="string">
            <text:p>13,99?</text:p>
          </table:table-cell>
          <table:table-cell/>
          <table:table-cell office:value-type="float" office:value="3.99" calcext:value-type="float">
            <text:p>3,99</text:p>
          </table:table-cell>
          <table:table-cell table:style-name="ce13" office:value-type="date" office:date-value="2017-05-08" calcext:value-type="date">
            <text:p>8.05.2017</text:p>
          </table:table-cell>
          <table:table-cell office:value-type="string" calcext:value-type="string">
            <text:p>jakos tam</text:p>
          </table:table-cell>
          <table:table-cell table:number-columns-repeated="2"/>
          <table:table-cell office:value-type="string" calcext:value-type="string">
            <text:p>konto league Rincia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7-03-26" calcext:value-type="date">
            <text:p>26.03.2017</text:p>
          </table:table-cell>
          <table:table-cell table:formula="of:=[.K54]-[.N54]-[.O54]-[.P54]" office:value-type="float" office:value="41.4" calcext:value-type="float">
            <text:p>41,4</text:p>
          </table:table-cell>
          <table:table-cell table:formula="of:=[.S54]" office:value-type="float" office:value="41.4" calcext:value-type="float">
            <text:p>41,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0 czarna krótka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kocie uszka #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5-02" calcext:value-type="date">
            <text:p>2.05.2017</text:p>
          </table:table-cell>
          <table:table-cell table:formula="of:=[.K55]-[.N55]-[.O55]-[.P55]" office:value-type="float" office:value="24.74" calcext:value-type="float">
            <text:p>24,74</text:p>
          </table:table-cell>
          <table:table-cell table:formula="of:=[.S55]-4.94" office:value-type="float" office:value="19.8" calcext:value-type="float">
            <text:p>19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1 blond Alois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#28 blond peruka kpop Aloi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6]-[.N56]-[.O56]-[.P56]" office:value-type="float" office:value="34.54" calcext:value-type="float">
            <text:p>34,54</text:p>
          </table:table-cell>
          <table:table-cell table:formula="of:=[.S56]-13.15" office:value-type="float" office:value="21.39" calcext:value-type="float">
            <text:p>21,3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2 <text:s/>Kisaragi Momo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float" office:value="2.25" calcext:value-type="float">
            <text:p>2,25</text:p>
          </table:table-cell>
          <table:table-cell table:style-name="ce13" office:value-type="date" office:date-value="2017-06-19" calcext:value-type="date">
            <text:p>19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#29 złota krecone 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7]-[.N57]-[.O57]-[.P57]" office:value-type="float" office:value="64.54" calcext:value-type="float">
            <text:p>64,54</text:p>
          </table:table-cell>
          <table:table-cell table:formula="of:=[.S57]-13.99" office:value-type="float" office:value="50.55" calcext:value-type="float">
            <text:p>50,55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miku niebieska</text:p>
          </table:table-cell>
          <table:table-cell table:style-name="ce11" office:value-type="float" office:value="2.96" calcext:value-type="float">
            <text:p>2,96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13" office:value-type="date" office:date-value="2017-06-16" calcext:value-type="date">
            <text:p>16.06.2017</text:p>
          </table:table-cell>
          <table:table-cell table:style-name="ce13" office:value-type="date" office:date-value="2017-07-05" calcext:value-type="date">
            <text:p>5.07.2017</text:p>
          </table:table-cell>
          <table:table-cell table:number-columns-repeated="2"/>
          <table:table-cell office:value-type="string" calcext:value-type="string">
            <text:p>#31 blond Alo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/>
          <table:table-cell table:style-name="ce13" office:value-type="date" office:date-value="2017-07-25" calcext:value-type="date">
            <text:p>25.07.2017</text:p>
          </table:table-cell>
          <table:table-cell table:formula="of:=[.K58]-[.N58]-[.O58]-[.P58]" office:value-type="float" office:value="44.34" calcext:value-type="float">
            <text:p>44,34</text:p>
          </table:table-cell>
          <table:table-cell table:formula="of:=[.S58]-11.9" office:value-type="float" office:value="32.44" calcext:value-type="float">
            <text:p>32,44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miku snow</text:p>
          </table:table-cell>
          <table:table-cell table:style-name="ce11"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date" office:date-value="2017-06-15" calcext:value-type="date">
            <text:p>15.06.2017</text:p>
          </table:table-cell>
          <table:table-cell office:value-type="string" calcext:value-type="string">
            <text:p>nvm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7-26" calcext:value-type="date">
            <text:p>26.07.2017</text:p>
          </table:table-cell>
          <table:table-cell table:formula="of:=[.K59]-[.N59]-[.O59]-[.P59]" office:value-type="float" office:value="13.74" calcext:value-type="float">
            <text:p>13,74</text:p>
          </table:table-cell>
          <table:table-cell table:formula="of:=[.S59]-2.86" office:value-type="float" office:value="10.88" calcext:value-type="float">
            <text:p>10,88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rem ram</text:p>
          </table:table-cell>
          <table:table-cell table:style-name="ce11" office:value-type="float" office:value="4.07" calcext:value-type="float">
            <text:p>4,0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13" office:value-type="date" office:date-value="2017-06-14" calcext:value-type="date">
            <text:p>14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NT nasyzjnik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99" calcext:value-type="float">
            <text:p>0,99</text:p>
          </table:table-cell>
          <table:table-cell table:style-name="ce13" office:value-type="date" office:date-value="2017-06-19" calcext:value-type="date">
            <text:p>19.06.20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#33 Victor Yuri</text:p>
          </table:table-cell>
          <table:table-cell office:value-type="float" office:value="35.01" calcext:value-type="float">
            <text:p>35,01</text:p>
          </table:table-cell>
          <table:table-cell/>
          <table:table-cell office:value-type="float" office:value="8.77" calcext:value-type="float">
            <text:p>8,77</text:p>
          </table:table-cell>
          <table:table-cell table:style-name="ce13" office:value-type="date" office:date-value="2017-06-21" calcext:value-type="date">
            <text:p>21.06.2017</text:p>
          </table:table-cell>
          <table:table-cell table:style-name="ce13" office:value-type="date" office:date-value="2017-07-04" calcext:value-type="date">
            <text:p>4.07.2017</text:p>
          </table:table-cell>
          <table:table-cell table:number-columns-repeated="101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urs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Data</text:p>
          </table:table-cell>
          <table:table-cell office:value-type="string" calcext:value-type="string">
            <text:p>Kurs na $1</text:p>
          </table:table-cell>
          <table:table-cell office:value-type="string" calcext:value-type="string">
            <text:p>Kurs CAD 1</text:p>
          </table:table-cell>
          <table:table-cell/>
          <table:table-cell office:value-type="string" calcext:value-type="string">
            <text:p>Ile $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date" office:date-value="2016-02-25" calcext:value-type="date">
            <text:p>25.02.2016</text:p>
          </table:table-cell>
          <table:table-cell office:value-type="string" calcext:value-type="string">
            <text:p>4,14 PLN (1 PLN = 0,241546 <text:s/>USD)</text:p>
          </table:table-cell>
          <table:table-cell office:value-type="string" calcext:value-type="string">
            <text:p>3,02 PLN (1 PLN = 0,331218 <text:s/>CAD)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24326018" calcext:value-type="float">
            <text:p>0,24326018</text:p>
          </table:table-cell>
          <table:table-cell table:style-name="ce18" table:formula="of:=[.F3]/[.G3]" office:value-type="float" office:value="26.3092792252312" calcext:value-type="float">
            <text:p>26,3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Ile CAD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" calcext:value-type="float">
            <text:p>0,99</text:p>
          </table:table-cell>
          <table:table-cell office:value-type="float" office:value="0.324762" calcext:value-type="float">
            <text:p>0,324762</text:p>
          </table:table-cell>
          <table:table-cell table:style-name="ce18" table:formula="of:=[.F6]/[.G6]" office:value-type="float" office:value="3.0483862028193" calcext:value-type="float">
            <text:p>3,05</text:p>
          </table:table-cell>
          <table:table-cell table:number-columns-repeated="2"/>
          <table:table-cell office:value-type="string" calcext:value-type="string">
            <text:p>Gabaryt A</text:p>
          </table:table-cell>
          <table:table-cell office:value-type="string" calcext:value-type="string">
            <text:p>Ekonomiczna</text:p>
          </table:table-cell>
          <table:table-cell office:value-type="string" calcext:value-type="string">
            <text:p>Priorytetowa</text:p>
          </table:table-cell>
        </table:table-row>
        <table:table-row table:style-name="ro1">
          <table:table-cell table:number-columns-repeated="4"/>
          <table:table-cell table:formula="of:=26.72*2 + 26.31" office:value-type="float" office:value="79.75" calcext:value-type="float">
            <text:p>79,75</text:p>
          </table:table-cell>
          <table:table-cell table:number-columns-repeated="5"/>
          <table:table-cell office:value-type="string" calcext:value-type="string">
            <text:p>zwykł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łaty</text:p>
          </table:table-cell>
          <table:table-cell table:number-columns-repeated="4"/>
          <table:table-cell office:value-type="string" calcext:value-type="string">
            <text:p>polecona</text:p>
          </table:table-cell>
          <table:table-cell table:style-name="ce19"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</table:table-row>
        <table:table-row table:style-name="ro4">
          <table:table-cell table:number-columns-repeated="5"/>
          <table:table-cell table:style-name="ce16" office:value-type="string" calcext:value-type="string">
            <text:p>Prowizja</text:p>
          </table:table-cell>
          <table:table-cell table:style-name="ce16" office:value-type="string" calcext:value-type="string">
            <text:p>Wystawienie</text:p>
          </table:table-cell>
          <table:table-cell table:style-name="ce16" office:value-type="string" calcext:value-type="string">
            <text:p>Wysyłka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6" office:value-type="float" office:value="2.31" calcext:value-type="float">
            <text:p>2,3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SUM([.F10:.H10])"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ena $</text:p>
          </table:table-cell>
          <table:table-cell office:value-type="string" calcext:value-type="string">
            <text:p>Kwota</text:p>
          </table:table-cell>
          <table:table-cell/>
          <table:table-cell office:value-type="string" calcext:value-type="string">
            <text:p>Cena CA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table:formula="of:=[.H3]+[.H11]" office:value-type="float" office:value="33.5192792252312" calcext:value-type="float">
            <text:p>33,5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table:formula="of:=[.H6]+[.H11]" office:value-type="float" office:value="10.2583862028193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robek</text:p>
          </table:table-cell>
          <table:table-cell table:number-columns-repeated="2"/>
          <table:table-cell office:value-type="string" calcext:value-type="string">
            <text:p>Zarobek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14]-[.F14]" office:value-type="float" office:value="13.4807207747688" calcext:value-type="float">
            <text:p>13,4807207747688</text:p>
          </table:table-cell>
          <table:table-cell table:number-columns-repeated="2"/>
          <table:table-cell table:formula="of:=[.G14]-[.I14]" office:value-type="float" office:value="36.7416137971807" calcext:value-type="float">
            <text:p>36,7416137971807</text:p>
          </table:table-cell>
          <table:table-cell table:number-columns-repeated="4"/>
        </table:table-row>
      </table:table>
      <table:table table:name="strecz" table:style-name="ta1">
        <table:table-column table:style-name="co25" table:default-cell-style-name="Default"/>
        <table:table-column table:style-name="co20" table:number-columns-repeated="3" table:default-cell-style-name="Default"/>
        <table:table-column table:style-name="co20" table:default-cell-style-name="ce17"/>
        <table:table-column table:style-name="co20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430" calcext:value-type="float">
            <text:p>4243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metry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a 100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.59" calcext:value-type="float">
            <text:p>1,59</text:p>
          </table:table-cell>
          <table:table-cell table:formula="of:=([.D6]*[.F5])/[.B6]" office:value-type="float" office:value="2.65" calcext:value-type="float">
            <text:p>2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table:formula="of:=([.D7]*[.F5])/[.B7]" office:value-type="float" office:value="6.475" calcext:value-type="float">
            <text:p>6,48</text:p>
          </table:table-cell>
          <table:table-cell table:number-columns-repeated="3"/>
          <table:table-cell office:value-type="string" calcext:value-type="string">
            <text:p>za kopertr</text:p>
          </table:table-cell>
        </table:table-row>
        <table:table-row table:style-name="ro2">
          <table:table-cell office:value-type="string" calcext:value-type="string">
            <text:p><text:a xlink:href="http://allegro.pl/folia-spozywcza-cateringowa-30cm-200m-w-mega-cenie-i5095391275.html" xlink:type="simple">http://allegro.pl/folia-spozywcza-cateringowa-30cm-200m-w-mega-cenie-i5095391275.htm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6.29" calcext:value-type="float">
            <text:p>16,29</text:p>
          </table:table-cell>
          <table:table-cell table:formula="of:=([.D8]*[.F5])/[.B8]" office:value-type="float" office:value="4.0725" calcext:value-type="float">
            <text:p>4,07</text:p>
          </table:table-cell>
          <table:table-cell table:number-columns-repeated="3"/>
          <table:table-cell table:formula="of:=13.5/30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<text:a xlink:href="http://allegro.pl/folia-spozywcza-300-metrow-30-cm-cateringowa-i6005217944.html" xlink:type="simple">http://allegro.pl/folia-spozywcza-300-metrow-30-cm-cateringowa-i6005217944.html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,69</text:p>
          </table:table-cell>
          <table:table-cell table:formula="of:=([.D9]*[.F5])/[.B9]" office:value-type="float" office:value="2.94833333333333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trech-spozywcza-strecz-bezbarwna-szer-30cm-i5730797310.html" xlink:type="simple">http://allegro.pl/folia-strech-spozywcza-strecz-bezbarwna-szer-30cm-i5730797310.htm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2.26" calcext:value-type="float">
            <text:p>22,26</text:p>
          </table:table-cell>
          <table:table-cell table:formula="of:=([.D11]*[.F5])/[.B11]" office:value-type="float" office:value="4.452" calcext:value-type="float">
            <text:p>4,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pozywcza-do-zywnosci-250metrow-kera-i4793066531.html" xlink:type="simple">http://allegro.pl/folia-spozywcza-do-zywnosci-250metrow-kera-i4793066531.html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0?</text:p>
          </table:table-cell>
          <table:table-cell office:value-type="float" office:value="23.5" calcext:value-type="float">
            <text:p>23,5</text:p>
          </table:table-cell>
          <table:table-cell table:formula="of:=([.D12]*[.F5])/[.B12]" office:value-type="float" office:value="4.7" calcext:value-type="float">
            <text:p>4,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ba z poczty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.59" calcext:value-type="float">
            <text:p>12,59</text:p>
          </table:table-cell>
          <table:table-cell table:formula="of:=([.D14]*[.F5])/[.B14]" office:value-type="float" office:value="5.72272727272727" calcext:value-type="float">
            <text:p>5,72</text:p>
          </table:table-cell>
          <table:table-cell table:number-columns-repeated="4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" table:style-name="ta1">
        <table:table-column table:style-name="co20" table:number-columns-repeated="5" table:default-cell-style-name="Default"/>
        <table:table-column table:style-name="co20" table:number-columns-repeated="2" table:default-cell-style-name="ce21"/>
        <table:table-row table:style-name="ro3">
          <table:table-cell office:value-type="string" calcext:value-type="string">
            <text:p>tryb</text:p>
          </table:table-cell>
          <table:table-cell table:number-columns-repeated="2"/>
          <table:table-cell office:value-type="string" calcext:value-type="string">
            <text:p>czas sek</text:p>
          </table:table-cell>
          <table:table-cell office:value-type="string" calcext:value-type="string">
            <text:p>e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style-name="ce20" table:formula="of:=[.B2]*60+[.C2]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table:formula="of:=[.E2]/[.D2]" office:value-type="float" office:value="0.0319829424307036" calcext:value-type="float">
            <text:p>0,032</text:p>
          </table:table-cell>
          <table:table-cell table:formula="of:=[.D2]/[.E2]" office:value-type="float" office:value="31.2666666666667" calcext:value-type="float">
            <text:p>31,267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20" table:formula="of:=[.B3]*60+[.C3]"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  <table:table-cell table:formula="of:=[.E3]/[.D3]" office:value-type="float" office:value="0.0283018867924528" calcext:value-type="float">
            <text:p>0,028</text:p>
          </table:table-cell>
          <table:table-cell table:formula="of:=[.D3]/[.E3]" office:value-type="float" office:value="35.3333333333333" calcext:value-type="float">
            <text:p>35,333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20" table:formula="of:=[.B4]*60+[.C4]" office:value-type="float" office:value="709" calcext:value-type="float">
            <text:p>709</text:p>
          </table:table-cell>
          <table:table-cell office:value-type="float" office:value="22" calcext:value-type="float">
            <text:p>22</text:p>
          </table:table-cell>
          <table:table-cell table:formula="of:=[.E4]/[.D4]" office:value-type="float" office:value="0.0310296191819464" calcext:value-type="float">
            <text:p>0,031</text:p>
          </table:table-cell>
          <table:table-cell table:formula="of:=[.D4]/[.E4]" office:value-type="float" office:value="32.2272727272727" calcext:value-type="float">
            <text:p>32,227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0" table:formula="of:=[.B5]*60+[.C5]"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table:formula="of:=[.E5]/[.D5]" office:value-type="float" office:value="0.0339366515837104" calcext:value-type="float">
            <text:p>0,034</text:p>
          </table:table-cell>
          <table:table-cell table:formula="of:=[.D5]/[.E5]" office:value-type="float" office:value="29.4666666666667" calcext:value-type="float">
            <text:p>29,467</text:p>
          </table:table-cell>
        </table:table-row>
        <table:table-row table:style-name="ro3">
          <table:table-cell table:number-columns-repeated="3"/>
          <table:table-cell table:style-name="ce20" table:formula="of:=[.B6]*60+[.C6]" office:value-type="float" office:value="0" calcext:value-type="float">
            <text:p>0</text:p>
          </table:table-cell>
          <table:table-cell/>
          <table:table-cell table:formula="of:=[.E6]/[.D6]" office:value-type="string" office:string-value="" calcext:value-type="error">
            <text:p>#DZIEL/0!</text:p>
          </table:table-cell>
          <table:table-cell table:formula="of:=[.D6]/[.E6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7]*60+[.C7]" office:value-type="float" office:value="0" calcext:value-type="float">
            <text:p>0</text:p>
          </table:table-cell>
          <table:table-cell/>
          <table:table-cell table:formula="of:=[.E7]/[.D7]" office:value-type="string" office:string-value="" calcext:value-type="error">
            <text:p>#DZIEL/0!</text:p>
          </table:table-cell>
          <table:table-cell table:formula="of:=[.D7]/[.E7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8]*60+[.C8]" office:value-type="float" office:value="0" calcext:value-type="float">
            <text:p>0</text:p>
          </table:table-cell>
          <table:table-cell/>
          <table:table-cell table:formula="of:=[.E8]/[.D8]" office:value-type="string" office:string-value="" calcext:value-type="error">
            <text:p>#DZIEL/0!</text:p>
          </table:table-cell>
          <table:table-cell table:formula="of:=[.D8]/[.E8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9]*60+[.C9]" office:value-type="float" office:value="0" calcext:value-type="float">
            <text:p>0</text:p>
          </table:table-cell>
          <table:table-cell/>
          <table:table-cell table:formula="of:=[.E9]/[.D9]" office:value-type="string" office:string-value="" calcext:value-type="error">
            <text:p>#DZIEL/0!</text:p>
          </table:table-cell>
          <table:table-cell table:formula="of:=[.D9]/[.E9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10]*60+[.C10]" office:value-type="float" office:value="0" calcext:value-type="float">
            <text:p>0</text:p>
          </table:table-cell>
          <table:table-cell/>
          <table:table-cell table:formula="of:=[.E10]/[.D10]" office:value-type="string" office:string-value="" calcext:value-type="error">
            <text:p>#DZIEL/0!</text:p>
          </table:table-cell>
          <table:table-cell table:formula="of:=[.D10]/[.E10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11]*60+[.C11]" office:value-type="float" office:value="0" calcext:value-type="float">
            <text:p>0</text:p>
          </table:table-cell>
          <table:table-cell/>
          <table:table-cell table:formula="of:=[.E11]/[.D11]" office:value-type="string" office:string-value="" calcext:value-type="error">
            <text:p>#DZIEL/0!</text:p>
          </table:table-cell>
          <table:table-cell table:formula="of:=[.D11]/[.E11]" office:value-type="string" office:string-value="" calcext:value-type="error">
            <text:p>#DZIEL/0!</text:p>
          </table:table-cell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.00.0000</text:date>, <text:time style:data-style-name="N2" text:time-value="10:38:57.6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20:31.878000000</meta:creation-date>
    <dc:date>2017-07-26T10:44:35.013000000</dc:date>
    <meta:editing-duration>PT13H12M54S</meta:editing-duration>
    <meta:editing-cycles>271</meta:editing-cycles>
    <meta:generator>LibreOffice/5.2.2.2$Windows_x86 LibreOffice_project/8f96e87c890bf8fa77463cd4b640a2312823f3ad</meta:generator>
    <meta:document-statistic meta:table-count="4" meta:cell-count="109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na" VL:creator="" dc:date-time="2016-04-03T19:10:53"/>
  <VL:version-entry VL:title="Version2" VL:comment="Anna" VL:creator="" dc:date-time="2016-04-06T13:56:03"/>
  <VL:version-entry VL:title="Version3" VL:comment="Anna" VL:creator="" dc:date-time="2016-04-10T17:42:44"/>
  <VL:version-entry VL:title="Version4" VL:comment="Anna" VL:creator="" dc:date-time="2016-04-25T14:12:06"/>
  <VL:version-entry VL:title="Version5" VL:comment="po wigu niebieskim" VL:creator="" dc:date-time="2016-08-08T19:43:55"/>
</VL:version-list>
</file>